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ListStyle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officeooo:paragraph-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ListStyle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officeooo:paragraph-rsid="000dc03b"/>
    </style:style>
    <style:style style:name="P4" style:family="paragraph" style:parent-style-name="ListStyle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officeooo:paragraph-rsid="000dc03b"/>
    </style:style>
    <style:style style:name="P5" style:family="paragraph" style:parent-style-name="ListStyle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7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yle-2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9" style:family="paragraph" style:parent-style-name="Style-3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10" style:family="paragraph" style:parent-style-name="Style-4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11" style:family="paragraph" style:parent-style-name="Style-5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12" style:family="paragraph" style:parent-style-name="Style-6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13" style:family="paragraph" style:parent-style-name="Style-7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14" style:family="paragraph" style:parent-style-name="Style-8">
      <style:paragraph-properties fo:margin-left="0cm" fo:margin-right="0cm" fo:margin-top="0.423cm" fo:margin-bottom="0.071cm" fo:line-height="115%" fo:text-align="start" style:justify-single-word="false" fo:text-indent="0cm" style:auto-text-indent="false"/>
    </style:style>
    <style:style style:name="P15" style:family="paragraph" style:parent-style-name="Style-1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16" style:family="paragraph" style:parent-style-name="ListStyle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ListStyle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ListStyle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ListStyle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ListStyle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officeooo:paragraph-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ListStyle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officeooo:paragraph-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ListStyle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officeooo:paragraph-rsid="000dc03b"/>
    </style:style>
    <style:style style:name="P23" style:family="paragraph" style:parent-style-name="ListStyle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officeooo:paragraph-rsid="000dc03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/>
    <style:style style:name="T4" style:family="text">
      <style:text-properties fo:color="#000000" style:text-line-through-style="none" style:font-name="Arial" fo:font-size="11pt" fo:language="en" fo:country="US" fo:font-style="normal" style:text-underline-style="none" fo:font-weight="normal" officeooo: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officeooo: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officeooo:rsid="000e858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language="en" fo:country="US" fo:font-style="normal" style:text-underline-style="none" fo:font-weight="normal" officeooo:rsid="000dc03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officeooo:rsid="000dc03b"/>
    </style:style>
    <style:style style:name="T12" style:family="text">
      <style:text-properties fo:language="en" fo:country="US" officeooo:rsid="000dc03b"/>
    </style:style>
    <style:style style:name="T13" style:family="text">
      <style:text-properties style:text-line-through-style="none"/>
    </style:style>
    <style:style style:name="T14" style:family="text">
      <style:text-properties style:font-name="Arial"/>
    </style:style>
    <style:style style:name="T15" style:family="text">
      <style:text-properties fo:font-size="11pt"/>
    </style:style>
    <style:style style:name="T16" style:family="text">
      <style:text-properties fo:font-style="normal"/>
    </style:style>
    <style:style style:name="T17" style:family="text">
      <style:text-properties style:text-underline-style="none"/>
    </style:style>
    <style:style style:name="T18" style:family="text">
      <style:text-properties fo:font-weight="normal"/>
    </style:style>
    <style:style style:name="T19" style:family="text">
      <style:text-properties style:font-name-asian="Arial"/>
    </style:style>
    <style:style style:name="T20" style:family="text">
      <style:text-properties style:font-size-asian="11pt"/>
    </style:style>
    <style:style style:name="T21" style:family="text">
      <style:text-properties style:font-style-asian="normal"/>
    </style:style>
    <style:style style:name="T22" style:family="text">
      <style:text-properties style:font-weight-asian="normal"/>
    </style:style>
    <style:style style:name="T23" style:family="text">
      <style:text-properties style:font-name-complex="Arial"/>
    </style:style>
    <style:style style:name="T24" style:family="text">
      <style:text-properties style:font-size-complex="11pt"/>
    </style:style>
    <style:style style:name="T25" style:family="text">
      <style:text-properties style:font-style-complex="normal"/>
    </style:style>
    <style:style style:name="T26" style:family="text">
      <style:text-properties style:font-weight-complex="normal"/>
    </style:style>
    <style:style style:name="T27" style:family="text">
      <style:text-properties officeooo:rsid="000e8588"/>
    </style:style>
  </office:automatic-styles>
  <office:body>
    <office:text text:use-soft-page-breaks="true">
      <text:tracked-changes>
        <text:changed-region text:id="ct68948496">
          <text:insertion>
            <office:change-info>
              <dc:creator>Chris Gorgolewski</dc:creator>
              <dc:date>2010-11-08T10:28:00</dc:date>
            </office:change-info>
          </text:insertion>
        </text:changed-region>
        <text:changed-region text:id="ct65984144">
          <text:insertion>
            <office:change-info>
              <dc:creator>Chris Gorgolewski</dc:creator>
              <dc:date>2010-11-08T10:28:00</dc:date>
            </office:change-info>
          </text:insertion>
        </text:changed-region>
        <text:changed-region text:id="ct59214656">
          <text:deletion>
            <office:change-info>
              <dc:creator>Chris Gorgolewski</dc:creator>
              <dc:date>2010-11-08T10:28:00</dc:date>
            </office:change-info>
            <text:p text:style-name="P1"><text:span text:style-name="Default_20_Paragraph_20_Font"><text:span text:style-name="T1">internet</text:span></text:span></text:p>
          </text:deletion>
        </text:changed-region>
        <text:changed-region text:id="ct65949792">
          <text:insertion>
            <office:change-info>
              <dc:creator>Chris Gorgolewski</dc:creator>
              <dc:date>2010-11-08T10:28:00</dc:date>
            </office:change-info>
          </text:insertion>
        </text:changed-region>
        <text:changed-region text:id="ct32036464">
          <text:deletion>
            <office:change-info>
              <dc:creator>Chris Gorgolewski</dc:creator>
              <dc:date>2010-11-08T10:28:00</dc:date>
            </office:change-info>
            <text:p text:style-name="P1"><text:span text:style-name="Default_20_Paragraph_20_Font"><text:span text:style-name="T1">internet</text:span></text:span></text:p>
          </text:deletion>
        </text:changed-region>
        <text:changed-region text:id="ct66108048">
          <text:insertion>
            <office:change-info>
              <dc:creator>Chris Gorgolewski</dc:creator>
              <dc:date>2010-11-08T10:26:00</dc:date>
            </office:change-info>
          </text:insertion>
        </text:changed-region>
        <text:changed-region text:id="ct59197968">
          <text:deletion>
            <office:change-info>
              <dc:creator>Chris Gorgolewski</dc:creator>
              <dc:date>2010-11-08T10:26:00</dc:date>
            </office:change-info>
            <text:p text:style-name="P1"><text:span text:style-name="Default_20_Paragraph_20_Font"><text:span text:style-name="T1">sucesses</text:span></text:span></text:p>
          </text:deletion>
        </text:changed-region>
        <text:changed-region text:id="ct70664768">
          <text:insertion>
            <office:change-info>
              <dc:creator>Chris Gorgolewski</dc:creator>
              <dc:date>2010-11-08T10:26:00</dc:date>
            </office:change-info>
          </text:insertion>
        </text:changed-region>
        <text:changed-region text:id="ct57578752">
          <text:deletion>
            <office:change-info>
              <dc:creator>Chris Gorgolewski</dc:creator>
              <dc:date>2010-11-08T10:26:00</dc:date>
            </office:change-info>
            <text:p text:style-name="P1"><text:span text:style-name="Default_20_Paragraph_20_Font"><text:span text:style-name="T1">internet</text:span></text:span></text:p>
          </text:deletion>
        </text:changed-region>
        <text:changed-region text:id="ct73405760">
          <text:insertion>
            <office:change-info>
              <dc:creator>Chris Gorgolewski</dc:creator>
              <dc:date>2010-11-08T10:25:00</dc:date>
            </office:change-info>
          </text:insertion>
        </text:changed-region>
        <text:changed-region text:id="ct68875984">
          <text:insertion>
            <office:change-info>
              <dc:creator>Chris Gorgolewski</dc:creator>
              <dc:date>2010-11-08T10:25:00</dc:date>
            </office:change-info>
          </text:insertion>
        </text:changed-region>
        <text:changed-region text:id="ct68960704">
          <text:insertion>
            <office:change-info>
              <dc:creator>Chris Gorgolewski</dc:creator>
              <dc:date>2010-11-08T10:25:00</dc:date>
            </office:change-info>
          </text:insertion>
        </text:changed-region>
        <text:changed-region text:id="ct73708624">
          <text:insertion>
            <office:change-info>
              <dc:creator>Chris Gorgolewski</dc:creator>
              <dc:date>2010-11-08T10:25:00</dc:date>
            </office:change-info>
          </text:insertion>
        </text:changed-region>
        <text:changed-region text:id="ct68859056">
          <text:deletion>
            <office:change-info>
              <dc:creator>Chris Gorgolewski</dc:creator>
              <dc:date>2010-11-08T10:25:00</dc:date>
            </office:change-info>
            <text:p text:style-name="P1"><text:span text:style-name="Default_20_Paragraph_20_Font"><text:span text:style-name="T1">lastest</text:span></text:span></text:p>
          </text:deletion>
        </text:changed-region>
        <text:changed-region text:id="ct57575920">
          <text:insertion>
            <office:change-info>
              <dc:creator>Chris Gorgolewski</dc:creator>
              <dc:date>2010-11-08T10:25:00</dc:date>
            </office:change-info>
          </text:insertion>
        </text:changed-region>
        <text:changed-region text:id="ct72591760">
          <text:deletion>
            <office:change-info>
              <dc:creator>Chris Gorgolewski</dc:creator>
              <dc:date>2010-11-08T10:25:00</dc:date>
            </office:change-info>
            <text:p text:style-name="P1"><text:span text:style-name="Default_20_Paragraph_20_Font"><text:span text:style-name="T2">internet.</text:span></text:span></text:p>
          </text:deletion>
        </text:changed-region>
        <text:changed-region text:id="ct59560320">
          <text:deletion>
            <office:change-info>
              <dc:creator>Chris Gorgolewski</dc:creator>
              <dc:date>2010-11-08T10:10:00</dc:date>
            </office:change-info>
            <text:p text:style-name="P2"><text:span text:style-name="Default_20_Paragraph_20_Font">“I can write scripts in python/matlab”</text:span></text:p>
          </text:deletion>
        </text:changed-region>
        <text:changed-region text:id="ct70705392">
          <text:insertion>
            <office:change-info>
              <dc:creator>Chris Gorgolewski</dc:creator>
              <dc:date>2010-11-08T10:10:00</dc:date>
            </office:change-info>
          </text:insertion>
        </text:changed-region>
        <text:changed-region text:id="ct69252912">
          <text:format-change>
            <office:change-info>
              <dc:creator>Chris Gorgolewski</dc:creator>
              <dc:date>2010-11-08T10:10:00</dc:date>
            </office:change-info>
          </text:format-change>
        </text:changed-region>
        <text:changed-region text:id="ct55055120">
          <text:insertion>
            <office:change-info>
              <dc:creator>Chris Gorgolewski</dc:creator>
              <dc:date>2010-11-08T10:10:00</dc:date>
            </office:change-info>
          </text:insertion>
        </text:changed-region>
        <text:changed-region text:id="ct70704160">
          <text:insertion>
            <office:change-info>
              <dc:creator>Chris Gorgolewski</dc:creator>
              <dc:date>2010-11-08T10:11:00</dc:date>
            </office:change-info>
          </text:insertion>
        </text:changed-region>
        <text:changed-region text:id="ct73621312">
          <text:format-change>
            <office:change-info>
              <dc:creator>Chris Gorgolewski</dc:creator>
              <dc:date>2010-11-08T10:11:00</dc:date>
            </office:change-info>
          </text:format-change>
        </text:changed-region>
        <text:changed-region text:id="ct67055568">
          <text:insertion>
            <office:change-info>
              <dc:creator>Chris Gorgolewski</dc:creator>
              <dc:date>2010-11-08T10:11:00</dc:date>
            </office:change-info>
          </text:insertion>
        </text:changed-region>
        <text:changed-region text:id="ct70695728">
          <text:format-change>
            <office:change-info>
              <dc:creator>Chris Gorgolewski</dc:creator>
              <dc:date>2010-11-08T10:11:00</dc:date>
            </office:change-info>
          </text:format-change>
        </text:changed-region>
        <text:changed-region text:id="ct71852672">
          <text:insertion>
            <office:change-info>
              <dc:creator>Chris Gorgolewski</dc:creator>
              <dc:date>2010-11-08T10:11:00</dc:date>
            </office:change-info>
          </text:insertion>
        </text:changed-region>
        <text:changed-region text:id="ct70700912">
          <text:deletion>
            <office:change-info>
              <dc:creator>Chris Gorgolewski</dc:creator>
              <dc:date>2010-11-08T10:11:00</dc:date>
            </office:change-info>
            <text:list xml:id="list913335424" text:style-name="LS3">
              <text:list-item>
                <text:list>
                  <text:list-item>
                    <text:p text:style-name="P3"><text:span text:style-name="Default_20_Paragraph_20_Font"><text:span text:style-name="T4"/></text:span></text:p>
                  </text:list-item>
                  <text:list-item>
                    <text:p text:style-name="P3"><text:span text:style-name="Default_20_Paragraph_20_Font"><text:span text:style-name="T4"/></text:span></text:p>
                  </text:list-item>
                </text:list>
              </text:list-item>
            </text:list>
          </text:deletion>
        </text:changed-region>
        <text:changed-region text:id="ct70705728">
          <text:insertion>
            <office:change-info>
              <dc:creator>Chris Gorgolewski</dc:creator>
              <dc:date>2010-11-08T10:12:00</dc:date>
            </office:change-info>
          </text:insertion>
        </text:changed-region>
        <text:changed-region text:id="ct69114816">
          <text:insertion>
            <office:change-info>
              <dc:creator>Chris Gorgolewski</dc:creator>
              <dc:date>2010-11-08T10:13:00</dc:date>
            </office:change-info>
          </text:insertion>
        </text:changed-region>
        <text:changed-region text:id="ct70718384">
          <text:deletion>
            <office:change-info>
              <dc:creator>Chris Gorgolewski</dc:creator>
              <dc:date>2010-11-08T10:12:00</dc:date>
            </office:change-info>
            <text:p text:style-name="P4"><text:span text:style-name="Default_20_Paragraph_20_Font"><text:span text:style-name="T1">“I know what a class is”</text:span></text:span></text:p>
          </text:deletion>
        </text:changed-region>
        <text:changed-region text:id="ct69295120">
          <text:insertion>
            <office:change-info>
              <dc:creator>Chris Gorgolewski</dc:creator>
              <dc:date>2010-11-08T10:14:00</dc:date>
            </office:change-info>
          </text:insertion>
        </text:changed-region>
        <text:changed-region text:id="ct70729616">
          <text:format-change>
            <office:change-info>
              <dc:creator>Chris Gorgolewski</dc:creator>
              <dc:date>2010-11-08T10:14:00</dc:date>
            </office:change-info>
          </text:format-change>
        </text:changed-region>
        <text:changed-region text:id="ct70750832">
          <text:insertion>
            <office:change-info>
              <dc:creator>Chris Gorgolewski</dc:creator>
              <dc:date>2010-11-08T10:14:00</dc:date>
            </office:change-info>
          </text:insertion>
        </text:changed-region>
        <text:changed-region text:id="ct49842736">
          <text:format-change>
            <office:change-info>
              <dc:creator>Chris Gorgolewski</dc:creator>
              <dc:date>2010-11-08T10:14:00</dc:date>
            </office:change-info>
          </text:format-change>
        </text:changed-region>
        <text:changed-region text:id="ct70703120">
          <text:insertion>
            <office:change-info>
              <dc:creator>Chris Gorgolewski</dc:creator>
              <dc:date>2010-11-08T10:15:00</dc:date>
            </office:change-info>
          </text:insertion>
        </text:changed-region>
        <text:changed-region text:id="ct70730560">
          <text:insertion>
            <office:change-info>
              <dc:creator>Chris Gorgolewski</dc:creator>
              <dc:date>2010-11-08T10:16:00</dc:date>
            </office:change-info>
          </text:insertion>
        </text:changed-region>
        <text:changed-region text:id="ct69063536">
          <text:format-change>
            <office:change-info>
              <dc:creator>Chris Gorgolewski</dc:creator>
              <dc:date>2010-11-08T10:16:00</dc:date>
            </office:change-info>
          </text:format-change>
        </text:changed-region>
        <text:changed-region text:id="ct70720336">
          <text:insertion>
            <office:change-info>
              <dc:creator>Chris Gorgolewski</dc:creator>
              <dc:date>2010-11-08T10:16:00</dc:date>
            </office:change-info>
          </text:insertion>
        </text:changed-region>
        <text:changed-region text:id="ct69058512">
          <text:deletion>
            <office:change-info>
              <dc:creator>Chris Gorgolewski</dc:creator>
              <dc:date>2010-11-08T10:16:00</dc:date>
            </office:change-info>
            <text:p text:style-name="P5"><text:span text:style-name="Default_20_Paragraph_20_Font"><text:span text:style-name="T11">“I have written some quite large programs”</text:span></text:span></text:p>
          </text:deletion>
        </text:changed-region>
        <text:changed-region text:id="ct70736976">
          <text:insertion>
            <office:change-info>
              <dc:creator>Chris Gorgolewski</dc:creator>
              <dc:date>2010-11-08T10:16:00</dc:date>
            </office:change-info>
          </text:insertion>
        </text:changed-region>
        <text:changed-region text:id="ct69325856">
          <text:insertion>
            <office:change-info>
              <dc:creator>Chris Gorgolewski</dc:creator>
              <dc:date>2010-11-08T10:17:00</dc:date>
            </office:change-info>
          </text:insertion>
        </text:changed-region>
        <text:changed-region text:id="ct72654000">
          <text:deletion>
            <office:change-info>
              <dc:creator>Chris Gorgolewski</dc:creator>
              <dc:date>2010-11-08T10:17:00</dc:date>
            </office:change-info>
            <text:p text:style-name="P2"><text:span text:style-name="Default_20_Paragraph_20_Font"><text:span text:style-name="T11">“I know what an exception is”</text:span></text:span></text:p>
          </text:deletion>
        </text:changed-region>
        <text:changed-region text:id="ct69070272">
          <text:insertion>
            <office:change-info>
              <dc:creator>Chris Gorgolewski</dc:creator>
              <dc:date>2010-11-08T10:17:00</dc:date>
            </office:change-info>
          </text:insertion>
        </text:changed-region>
        <text:changed-region text:id="ct67059504">
          <text:insertion>
            <office:change-info>
              <dc:creator>Chris Gorgolewski</dc:creator>
              <dc:date>2010-11-08T10:21:00</dc:date>
            </office:change-info>
          </text:insertion>
        </text:changed-region>
        <text:changed-region text:id="ct72706048">
          <text:format-change>
            <office:change-info>
              <dc:creator>Chris Gorgolewski</dc:creator>
              <dc:date>2010-11-08T10:21:00</dc:date>
            </office:change-info>
          </text:format-change>
        </text:changed-region>
        <text:changed-region text:id="ct69284576">
          <text:insertion>
            <office:change-info>
              <dc:creator>Chris Gorgolewski</dc:creator>
              <dc:date>2010-11-08T10:21:00</dc:date>
            </office:change-info>
          </text:insertion>
        </text:changed-region>
        <text:changed-region text:id="ct73345328">
          <text:format-change>
            <office:change-info>
              <dc:creator>Chris Gorgolewski</dc:creator>
              <dc:date>2010-11-08T10:21:00</dc:date>
            </office:change-info>
          </text:format-change>
        </text:changed-region>
        <text:changed-region text:id="ct73345984">
          <text:insertion>
            <office:change-info>
              <dc:creator>Chris Gorgolewski</dc:creator>
              <dc:date>2010-11-08T10:21:00</dc:date>
            </office:change-info>
          </text:insertion>
        </text:changed-region>
        <text:changed-region text:id="ct69274640">
          <text:format-change>
            <office:change-info>
              <dc:creator>Chris Gorgolewski</dc:creator>
              <dc:date>2010-11-08T10:21:00</dc:date>
            </office:change-info>
          </text:format-change>
        </text:changed-region>
        <text:changed-region text:id="ct72628816">
          <text:insertion>
            <office:change-info>
              <dc:creator>Chris Gorgolewski</dc:creator>
              <dc:date>2010-11-08T10:21:00</dc:date>
            </office:change-info>
          </text:insertion>
        </text:changed-region>
        <text:changed-region text:id="ct73371472">
          <text:insertion>
            <office:change-info>
              <dc:creator>Chris Gorgolewski</dc:creator>
              <dc:date>2010-11-08T10:22:00</dc:date>
            </office:change-info>
          </text:insertion>
        </text:changed-region>
        <text:changed-region text:id="ct73384848">
          <text:deletion>
            <office:change-info>
              <dc:creator>Chris Gorgolewski</dc:creator>
              <dc:date>2010-11-08T10:22:00</dc:date>
            </office:change-info>
            <text:p text:style-name="P5"><text:span text:style-name="Default_20_Paragraph_20_Font">“I know what unit testing is”</text:span></text:p>
          </text:deletion>
        </text:changed-region>
        <text:changed-region text:id="ct72627552">
          <text:insertion>
            <office:change-info>
              <dc:creator>Chris Gorgolewski</dc:creator>
              <dc:date>2010-11-08T10:22:00</dc:date>
            </office:change-info>
          </text:insertion>
        </text:changed-region>
        <text:changed-region text:id="ct73415424">
          <text:format-change>
            <office:change-info>
              <dc:creator>Chris Gorgolewski</dc:creator>
              <dc:date>2010-11-08T10:22:00</dc:date>
            </office:change-info>
          </text:format-change>
        </text:changed-region>
        <text:changed-region text:id="ct73418048">
          <text:insertion>
            <office:change-info>
              <dc:creator>Chris Gorgolewski</dc:creator>
              <dc:date>2010-11-08T10:22:00</dc:date>
            </office:change-info>
          </text:insertion>
        </text:changed-region>
        <text:changed-region text:id="ct73436976">
          <text:insertion>
            <office:change-info>
              <dc:creator>Chris Gorgolewski</dc:creator>
              <dc:date>2010-11-08T10:23:00</dc:date>
            </office:change-info>
          </text:insertion>
        </text:changed-region>
        <text:changed-region text:id="ct73435904">
          <text:format-change>
            <office:change-info>
              <dc:creator>Chris Gorgolewski</dc:creator>
              <dc:date>2010-11-08T10:23:00</dc:date>
            </office:change-info>
          </text:format-change>
        </text:changed-region>
        <text:changed-region text:id="ct73419248">
          <text:insertion>
            <office:change-info>
              <dc:creator>Chris Gorgolewski</dc:creator>
              <dc:date>2010-11-08T10:23:00</dc:date>
            </office:change-info>
          </text:insertion>
        </text:changed-region>
        <text:changed-region text:id="ct69269168">
          <text:deletion>
            <office:change-info>
              <dc:creator>Chris Gorgolewski</dc:creator>
              <dc:date>2010-11-08T10:23:00</dc:date>
            </office:change-info>
            <text:p text:style-name="P5"><text:span text:style-name="Default_20_Paragraph_20_Font">“</text:span></text:p>
          </text:deletion>
        </text:changed-region>
        <text:changed-region text:id="ct73355552">
          <text:deletion>
            <office:change-info>
              <dc:creator>Chris Gorgolewski</dc:creator>
              <dc:date>2010-11-08T10:23:00</dc:date>
            </office:change-info>
            <text:p text:style-name="P5"><text:span text:style-name="Default_20_Paragraph_20_Font">”</text:span></text:p>
          </text:deletion>
        </text:changed-region>
        <text:changed-region text:id="ct70619120">
          <text:insertion>
            <office:change-info>
              <dc:creator>Chris Gorgolewski</dc:creator>
              <dc:date>2010-11-08T10:23:00</dc:date>
            </office:change-info>
          </text:insertion>
        </text:changed-region>
        <text:changed-region text:id="ct71872080">
          <text:deletion>
            <office:change-info>
              <dc:creator>Chris Gorgolewski</dc:creator>
              <dc:date>2010-11-08T10:23:00</dc:date>
            </office:change-info>
            <text:p text:style-name="P5"><text:span text:style-name="Default_20_Paragraph_20_Font">“</text:span></text:p>
          </text:deletion>
        </text:changed-region>
        <text:changed-region text:id="ct37826624">
          <text:deletion>
            <office:change-info>
              <dc:creator>Chris Gorgolewski</dc:creator>
              <dc:date>2010-11-08T10:23:00</dc:date>
            </office:change-info>
            <text:p text:style-name="P5"><text:span text:style-name="Default_20_Paragraph_20_Font">”</text:span></text:p>
          </text:deletion>
        </text:changed-region>
        <text:changed-region text:id="ct49817456">
          <text:insertion>
            <office:change-info>
              <dc:creator>Chris Gorgolewski</dc:creator>
              <dc:date>2010-11-08T10:23:00</dc:date>
            </office:change-info>
          </text:insertion>
        </text:changed-region>
        <text:changed-region text:id="ct73436736">
          <text:insertion>
            <office:change-info>
              <dc:creator>Chris Gorgolewski</dc:creator>
              <dc:date>2010-11-08T10:24:00</dc:date>
            </office:change-info>
          </text:insertion>
        </text:changed-region>
        <text:changed-region text:id="ct69084400">
          <text:format-change>
            <office:change-info>
              <dc:creator>Chris Gorgolewski</dc:creator>
              <dc:date>2010-11-08T10:24:00</dc:date>
            </office:change-info>
          </text:format-change>
        </text:changed-region>
        <text:changed-region text:id="ct73446064">
          <text:insertion>
            <office:change-info>
              <dc:creator>Chris Gorgolewski</dc:creator>
              <dc:date>2010-11-08T10:24:00</dc:date>
            </office:change-info>
          </text:insertion>
        </text:changed-region>
        <text:changed-region text:id="ct73439088">
          <text:format-change>
            <office:change-info>
              <dc:creator>Chris Gorgolewski</dc:creator>
              <dc:date>2010-11-08T10:24:00</dc:date>
            </office:change-info>
          </text:format-change>
        </text:changed-region>
        <text:changed-region text:id="ct69659408">
          <text:insertion>
            <office:change-info>
              <dc:creator>Chris Gorgolewski</dc:creator>
              <dc:date>2010-11-08T10:24:00</dc:date>
            </office:change-info>
          </text:insertion>
        </text:changed-region>
        <text:changed-region text:id="ct69649264">
          <text:format-change>
            <office:change-info>
              <dc:creator>Chris Gorgolewski</dc:creator>
              <dc:date>2010-11-08T10:24:00</dc:date>
            </office:change-info>
          </text:format-change>
        </text:changed-region>
        <text:changed-region text:id="ct69670048">
          <text:insertion>
            <office:change-info>
              <dc:creator>Chris Gorgolewski</dc:creator>
              <dc:date>2010-11-08T10:24:00</dc:date>
            </office:change-info>
          </text:insertion>
        </text:changed-region>
        <text:changed-region text:id="ct69715248">
          <text:insertion>
            <office:change-info>
              <dc:creator>Chris Gorgolewski</dc:creator>
              <dc:date>2010-11-08T10:25:00</dc:date>
            </office:change-info>
          </text:insertion>
        </text:changed-region>
        <text:changed-region text:id="ct69722416">
          <text:format-change>
            <office:change-info>
              <dc:creator>Chris Gorgolewski</dc:creator>
              <dc:date>2010-11-08T10:25:00</dc:date>
            </office:change-info>
          </text:format-change>
        </text:changed-region>
        <text:changed-region text:id="ct69734608">
          <text:insertion>
            <office:change-info>
              <dc:creator>Chris Gorgolewski</dc:creator>
              <dc:date>2010-11-08T10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We</text:span></text:span><text:span text:style-name="Default_20_Paragraph_20_Font"><text:span text:style-name="T1"> </text:span></text:span><text:span text:style-name="Default_20_Paragraph_20_Font"><text:span text:style-name="T1">should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covering</text:span></text:span><text:span text:style-name="Default_20_Paragraph_20_Font"><text:span text:style-name="T1"> </text:span></text:span><text:span text:style-name="Default_20_Paragraph_20_Font"><text:span text:style-name="T1">these</text:span></text:span><text:span text:style-name="Default_20_Paragraph_20_Font"><text:span text:style-name="T1"> </text:span></text:span><text:span text:style-name="Default_20_Paragraph_20_Font"><text:span text:style-name="T1">topics</text:span></text:span><text:span text:style-name="Default_20_Paragraph_20_Font"><text:span text:style-name="T1"> </text:span></text:span><text:span text:style-name="Default_20_Paragraph_20_Font"><text:span text:style-name="T1">over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next</text:span></text:span><text:span text:style-name="Default_20_Paragraph_20_Font"><text:span text:style-name="T1"> </text:span></text:span><text:span text:style-name="Default_20_Paragraph_20_Font"><text:span text:style-name="T1">few</text:span></text:span><text:span text:style-name="Default_20_Paragraph_20_Font"><text:span text:style-name="T1"> </text:span></text:span><text:span text:style-name="Default_20_Paragraph_20_Font"><text:span text:style-name="T1">months</text:span></text:span><text:span text:style-name="Default_20_Paragraph_20_Font"><text:span text:style-name="T1">, </text:span></text:span></text:p>
      <text:p text:style-name="P8"><text:bookmark-start text:name="h.db5p31kpt4ct"/><text:span text:style-name="Default_20_Paragraph_20_Font"><text:span text:style-name="T10">Linux</text:span></text:span><text:bookmark-end text:name="h.db5p31kpt4ct"/><text:span text:style-name="Default_20_Paragraph_20_Font"><text:span text:style-name="T10"> &amp; </text:span></text:span><text:span text:style-name="Default_20_Paragraph_20_Font"><text:span text:style-name="T10">The</text:span></text:span><text:span text:style-name="Default_20_Paragraph_20_Font"><text:span text:style-name="T10"> </text:span></text:span><text:span text:style-name="Default_20_Paragraph_20_Font"><text:span text:style-name="T10">Terminal</text:span></text:span><text:span text:style-name="Default_20_Paragraph_20_Font"><text:span text:style-name="T10">: </text:span></text:span></text:p>
      <text:p text:style-name="P1"><text:span text:style-name="Default_20_Paragraph_20_Font"><text:span text:style-name="T1">Command</text:span></text:span><text:change-start text:change-id="ct68948496"/><text:span text:style-name="Default_20_Paragraph_20_Font"><text:span text:style-name="T1"> </text:span></text:span><text:change-end text:change-id="ct68948496"/><text:span text:style-name="Default_20_Paragraph_20_Font"><text:span text:style-name="T1">line</text:span></text:span><text:span text:style-name="Default_20_Paragraph_20_Font"><text:span text:style-name="T1">: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happy</text:span></text:span><text:span text:style-name="Default_20_Paragraph_20_Font"><text:span text:style-name="T1"> </text:span></text:span><text:span text:style-name="Default_20_Paragraph_20_Font"><text:span text:style-name="T1">using</text:span></text:span><text:span text:style-name="Default_20_Paragraph_20_Font"><text:span text:style-name="T1"> (</text:span></text:span><text:span text:style-name="Default_20_Paragraph_20_Font"><text:span text:style-name="T1">most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)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following</text:span></text:span><text:span text:style-name="Default_20_Paragraph_20_Font"><text:span text:style-name="T1"> </text:span></text:span><text:span text:style-name="Default_20_Paragraph_20_Font"><text:span text:style-name="T1">commands</text:span></text:span><text:span text:style-name="Default_20_Paragraph_20_Font"><text:span text:style-name="T1">: “</text:span></text:span><text:span text:style-name="Default_20_Paragraph_20_Font"><text:span text:style-name="T1">cd</text:span></text:span><text:span text:style-name="Default_20_Paragraph_20_Font"><text:span text:style-name="T1">, </text:span></text:span><text:span text:style-name="Default_20_Paragraph_20_Font"><text:span text:style-name="T1">cat</text:span></text:span><text:span text:style-name="Default_20_Paragraph_20_Font"><text:span text:style-name="T1">, </text:span></text:span><text:span text:style-name="Default_20_Paragraph_20_Font"><text:span text:style-name="T1">echo</text:span></text:span><text:span text:style-name="Default_20_Paragraph_20_Font"><text:span text:style-name="T1">, </text:span></text:span><text:span text:style-name="Default_20_Paragraph_20_Font"><text:span text:style-name="T1">ps</text:span></text:span><text:span text:style-name="Default_20_Paragraph_20_Font"><text:span text:style-name="T1">, </text:span></text:span><text:span text:style-name="Default_20_Paragraph_20_Font"><text:span text:style-name="T1">kill</text:span></text:span><text:span text:style-name="Default_20_Paragraph_20_Font"><text:span text:style-name="T1">, </text:span></text:span><text:span text:style-name="Default_20_Paragraph_20_Font"><text:span text:style-name="T1">rm</text:span></text:span><text:span text:style-name="Default_20_Paragraph_20_Font"><text:span text:style-name="T1">, </text:span></text:span><text:span text:style-name="Default_20_Paragraph_20_Font"><text:span text:style-name="T1">cp</text:span></text:span><text:span text:style-name="Default_20_Paragraph_20_Font"><text:span text:style-name="T1">, </text:span></text:span><text:span text:style-name="Default_20_Paragraph_20_Font"><text:span text:style-name="T1">mv</text:span></text:span><text:span text:style-name="Default_20_Paragraph_20_Font"><text:span text:style-name="T1">”? (</text:span></text:span><text:span text:style-name="Default_20_Paragraph_20_Font"><text:span text:style-name="T1">Yes</text:span></text:span><text:span text:style-name="Default_20_Paragraph_20_Font"><text:span text:style-name="T1">-</text:span></text:span><text:span text:style-name="Default_20_Paragraph_20_Font"><text:span text:style-name="T1">No</text:span></text:span><text:span text:style-name="Default_20_Paragraph_20_Font"><text:span text:style-name="T1">)</text:span></text:span></text:p>
      <text:p text:style-name="P1"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happy</text:span></text:span><text:span text:style-name="Default_20_Paragraph_20_Font"><text:span text:style-name="T1"> </text:span></text:span><text:span text:style-name="Default_20_Paragraph_20_Font"><text:span text:style-name="T1">connecting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uni</text:span></text:span><text:span text:style-name="Default_20_Paragraph_20_Font"><text:span text:style-name="T1"> </text:span></text:span><text:span text:style-name="Default_20_Paragraph_20_Font"><text:span text:style-name="T1">from</text:span></text:span><text:span text:style-name="Default_20_Paragraph_20_Font"><text:span text:style-name="T1"> </text:span></text:span><text:span text:style-name="Default_20_Paragraph_20_Font"><text:span text:style-name="T1">home</text:span></text:span><text:span text:style-name="Default_20_Paragraph_20_Font"><text:span text:style-name="T1">, </text:span></text:span><text:span text:style-name="Default_20_Paragraph_20_Font"><text:span text:style-name="T1">so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can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example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acces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papers</text:span></text:span><text:span text:style-name="Default_20_Paragraph_20_Font"><text:span text:style-name="T1">? (</text:span></text:span><text:span text:style-name="Default_20_Paragraph_20_Font"><text:span text:style-name="T1">Yes</text:span></text:span><text:span text:style-name="Default_20_Paragraph_20_Font"><text:span text:style-name="T1">-</text:span></text:span><text:span text:style-name="Default_20_Paragraph_20_Font"><text:span text:style-name="T1">No</text:span></text:span><text:span text:style-name="Default_20_Paragraph_20_Font"><text:span text:style-name="T1">) </text:span></text:span><text:span text:style-name="Default_20_Paragraph_20_Font"><text:span text:style-name="T1">or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access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dice</text:span></text:span><text:span text:style-name="Default_20_Paragraph_20_Font"><text:span text:style-name="T1"> </text:span></text:span><text:span text:style-name="Default_20_Paragraph_20_Font"><text:span text:style-name="T1">filespace</text:span></text:span><text:span text:style-name="Default_20_Paragraph_20_Font"><text:span text:style-name="T1">? (</text:span></text:span><text:span text:style-name="Default_20_Paragraph_20_Font"><text:span text:style-name="T1">Yes</text:span></text:span><text:span text:style-name="Default_20_Paragraph_20_Font"><text:span text:style-name="T1">-</text:span></text:span><text:span text:style-name="Default_20_Paragraph_20_Font"><text:span text:style-name="T1">No</text:span></text:span><text:span text:style-name="Default_20_Paragraph_20_Font"><text:span text:style-name="T1">)</text:span></text:span></text:p>
      <text:p text:style-name="P9"><text:bookmark-start text:name="h.gq6hfhgwmjtx"/><text:span text:style-name="Default_20_Paragraph_20_Font"><text:span text:style-name="T10">Bash</text:span></text:span><text:bookmark-end text:name="h.gq6hfhgwmjtx"/><text:span text:style-name="Default_20_Paragraph_20_Font"><text:span text:style-name="T10">:</text:span></text:span></text:p>
      <text:p text:style-name="P1"><text:span text:style-name="Default_20_Paragraph_20_Font"><text:span text:style-name="T1">Running your simulation, you have created a lot of junk files; can you write the bash to recursively delete all the files beginning “tmp_” in a directory? (No idea - Could probably do it with the help of the </text:span></text:span><text:change-start text:change-id="ct65984144"/><text:span text:style-name="Default_20_Paragraph_20_Font"><text:span text:style-name="T8">Internet</text:span></text:span><text:change-end text:change-id="ct65984144"/><text:change text:change-id="ct59214656"/><text:span text:style-name="Default_20_Paragraph_20_Font"><text:span text:style-name="T1"> - Yes:_________________)</text:span></text:span></text:p>
      <text:p text:style-name="P1"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lab</text:span></text:span><text:span text:style-name="Default_20_Paragraph_20_Font"><text:span text:style-name="T1"> </text:span></text:span><text:span text:style-name="Default_20_Paragraph_20_Font"><text:span text:style-name="T1">stores</text:span></text:span><text:span text:style-name="Default_20_Paragraph_20_Font"><text:span text:style-name="T1"> </text:span></text:span><text:span text:style-name="Default_20_Paragraph_20_Font"><text:span text:style-name="T1">its</text:span></text:span><text:span text:style-name="Default_20_Paragraph_20_Font"><text:span text:style-name="T1"> </text:span></text:span><text:span text:style-name="Default_20_Paragraph_20_Font"><text:span text:style-name="T1">result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following</text:span></text:span><text:span text:style-name="Default_20_Paragraph_20_Font"><text:span text:style-name="T1"> </text:span></text:span><text:span text:style-name="Default_20_Paragraph_20_Font"><text:span text:style-name="T1">format</text:span></text:span><text:span text:style-name="Default_20_Paragraph_20_Font"><text:span text:style-name="T1">:</text:span></text:span></text:p>
      <text:p text:style-name="P1"><text:span text:style-name="Default_20_Paragraph_20_Font"><text:span text:style-name="T1">[</text:span></text:span><text:span text:style-name="Default_20_Paragraph_20_Font"><text:span text:style-name="T1">Year</text:span></text:span><text:span text:style-name="Default_20_Paragraph_20_Font"><text:span text:style-name="T1">]-[</text:span></text:span><text:span text:style-name="Default_20_Paragraph_20_Font"><text:span text:style-name="T1">Month</text:span></text:span><text:span text:style-name="Default_20_Paragraph_20_Font"><text:span text:style-name="T1">]-[</text:span></text:span><text:span text:style-name="Default_20_Paragraph_20_Font"><text:span text:style-name="T1">Day</text:span></text:span><text:span text:style-name="Default_20_Paragraph_20_Font"><text:span text:style-name="T1">]_[</text:span></text:span><text:span text:style-name="Default_20_Paragraph_20_Font"><text:span text:style-name="T1">Optional</text:span></text:span><text:span text:style-name="Default_20_Paragraph_20_Font"><text:span text:style-name="T1">:</text:span></text:span><text:span text:style-name="Default_20_Paragraph_20_Font"><text:span text:style-name="T1">Time</text:span></text:span><text:span text:style-name="Default_20_Paragraph_20_Font"><text:span text:style-name="T1">]_[</text:span></text:span><text:span text:style-name="Default_20_Paragraph_20_Font"><text:span text:style-name="T1">ExptType</text:span></text:span><text:span text:style-name="Default_20_Paragraph_20_Font"><text:span text:style-name="T1">]-[</text:span></text:span><text:span text:style-name="Default_20_Paragraph_20_Font"><text:span text:style-name="T1">ExptNumber</text:span></text:span><text:span text:style-name="Default_20_Paragraph_20_Font"><text:span text:style-name="T1">]-[</text:span></text:span><text:span text:style-name="Default_20_Paragraph_20_Font"><text:span text:style-name="T1">Optional</text:span></text:span><text:span text:style-name="Default_20_Paragraph_20_Font"><text:span text:style-name="T1">:</text:span></text:span><text:span text:style-name="Default_20_Paragraph_20_Font"><text:span text:style-name="T1">V</text:span></text:span><text:span text:style-name="Default_20_Paragraph_20_Font"><text:span text:style-name="T1">1,2,3,4]-[</text:span></text:span><text:span text:style-name="Default_20_Paragraph_20_Font"><text:span text:style-name="T1">Optional</text:span></text:span><text:span text:style-name="Default_20_Paragraph_20_Font"><text:span text:style-name="T1">:</text:span></text:span><text:span text:style-name="Default_20_Paragraph_20_Font"><text:span text:style-name="T1">Persons</text:span></text:span><text:span text:style-name="Default_20_Paragraph_20_Font"><text:span text:style-name="T1"> </text:span></text:span><text:span text:style-name="Default_20_Paragraph_20_Font"><text:span text:style-name="T1">Initials</text:span></text:span><text:span text:style-name="Default_20_Paragraph_20_Font"><text:span text:style-name="T1">].</text:span></text:span><text:span text:style-name="Default_20_Paragraph_20_Font"><text:span text:style-name="T1">dat</text:span></text:span></text:p>
      <text:p text:style-name="P1"><text:span text:style-name="Default_20_Paragraph_20_Font"><text:span text:style-name="T1">2001-11-12_</text:span></text:span><text:span text:style-name="Default_20_Paragraph_20_Font"><text:span text:style-name="T1">VoltageClamp</text:span></text:span><text:span text:style-name="Default_20_Paragraph_20_Font"><text:span text:style-name="T1">-</text:span></text:span><text:span text:style-name="Default_20_Paragraph_20_Font"><text:span text:style-name="T1">Rec</text:span></text:span><text:span text:style-name="Default_20_Paragraph_20_Font"><text:span text:style-name="T1">131-</text:span></text:span><text:span text:style-name="Default_20_Paragraph_20_Font"><text:span text:style-name="T1">V</text:span></text:span><text:span text:style-name="Default_20_Paragraph_20_Font"><text:span text:style-name="T1">1-</text:span></text:span><text:span text:style-name="Default_20_Paragraph_20_Font"><text:span text:style-name="T1">MH</text:span></text:span><text:span text:style-name="Default_20_Paragraph_20_Font"><text:span text:style-name="T1">.</text:span></text:span><text:span text:style-name="Default_20_Paragraph_20_Font"><text:span text:style-name="T1">dat</text:span></text:span></text:p>
      <text:p text:style-name="P1"><text:span text:style-name="Default_20_Paragraph_20_Font"><text:span text:style-name="T1">2001-11-13_</text:span></text:span><text:span text:style-name="Default_20_Paragraph_20_Font"><text:span text:style-name="T1">VoltageClamp</text:span></text:span><text:span text:style-name="Default_20_Paragraph_20_Font"><text:span text:style-name="T1">-</text:span></text:span><text:span text:style-name="Default_20_Paragraph_20_Font"><text:span text:style-name="T1">Rec</text:span></text:span><text:span text:style-name="Default_20_Paragraph_20_Font"><text:span text:style-name="T1">131-</text:span></text:span><text:span text:style-name="Default_20_Paragraph_20_Font"><text:span text:style-name="T1">V</text:span></text:span><text:span text:style-name="Default_20_Paragraph_20_Font"><text:span text:style-name="T1">2-</text:span></text:span><text:span text:style-name="Default_20_Paragraph_20_Font"><text:span text:style-name="T1">MH</text:span></text:span><text:span text:style-name="Default_20_Paragraph_20_Font"><text:span text:style-name="T1">.</text:span></text:span><text:span text:style-name="Default_20_Paragraph_20_Font"><text:span text:style-name="T1">dat</text:span></text:span></text:p>
      <text:p text:style-name="P1"><text:span text:style-name="Default_20_Paragraph_20_Font"><text:span text:style-name="T1">2001-11-17_10-14_</text:span></text:span><text:span text:style-name="Default_20_Paragraph_20_Font"><text:span text:style-name="T1">CurrentClamp</text:span></text:span><text:span text:style-name="Default_20_Paragraph_20_Font"><text:span text:style-name="T1">-</text:span></text:span><text:span text:style-name="Default_20_Paragraph_20_Font"><text:span text:style-name="T1">Rec</text:span></text:span><text:span text:style-name="Default_20_Paragraph_20_Font"><text:span text:style-name="T1">131.</text:span></text:span><text:span text:style-name="Default_20_Paragraph_20_Font"><text:span text:style-name="T1">dat</text:span></text:span></text:p>
      <text:p text:style-name="P1"><text:span text:style-name="Default_20_Paragraph_20_Font"><text:span text:style-name="T1">﻿2001-11-17_10-17_</text:span></text:span><text:span text:style-name="Default_20_Paragraph_20_Font"><text:span text:style-name="T1">CurrentClamp</text:span></text:span><text:span text:style-name="Default_20_Paragraph_20_Font"><text:span text:style-name="T1">-</text:span></text:span><text:span text:style-name="Default_20_Paragraph_20_Font"><text:span text:style-name="T1">Rec</text:span></text:span><text:span text:style-name="Default_20_Paragraph_20_Font"><text:span text:style-name="T1">132.</text:span></text:span><text:span text:style-name="Default_20_Paragraph_20_Font"><text:span text:style-name="T1">dat</text:span></text:span></text:p>
      <text:p text:style-name="P1"><text:span text:style-name="Default_20_Paragraph_20_Font"><text:span text:style-name="T1">﻿</text:span></text:span></text:p>
      <text:p text:style-name="P1"><text:span text:style-name="Default_20_Paragraph_20_Font"><text:span text:style-name="T1">Could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writ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regular</text:span></text:span><text:span text:style-name="Default_20_Paragraph_20_Font"><text:span text:style-name="T1"> </text:span></text:span><text:span text:style-name="Default_20_Paragraph_20_Font"><text:span text:style-name="T1">expression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parse</text:span></text:span><text:span text:style-name="Default_20_Paragraph_20_Font"><text:span text:style-name="T1"> </text:span></text:span><text:span text:style-name="Default_20_Paragraph_20_Font"><text:span text:style-name="T1">this</text:span></text:span><text:span text:style-name="Default_20_Paragraph_20_Font"><text:span text:style-name="T1">? (</text:span></text:span><text:span text:style-name="Default_20_Paragraph_20_Font"><text:span text:style-name="T1">No</text:span></text:span><text:span text:style-name="Default_20_Paragraph_20_Font"><text:span text:style-name="T1"> </text:span></text:span><text:span text:style-name="Default_20_Paragraph_20_Font"><text:span text:style-name="T1">idea</text:span></text:span><text:span text:style-name="Default_20_Paragraph_20_Font"><text:span text:style-name="T1"> - </text:span></text:span><text:span text:style-name="Default_20_Paragraph_20_Font"><text:span text:style-name="T1">Could</text:span></text:span><text:span text:style-name="Default_20_Paragraph_20_Font"><text:span text:style-name="T1"> </text:span></text:span><text:span text:style-name="Default_20_Paragraph_20_Font"><text:span text:style-name="T1">probably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help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the</text:span></text:span><text:span text:style-name="Default_20_Paragraph_20_Font"><text:span text:style-name="T1"> </text:span></text:span><text:span text:style-name="Default_20_Paragraph_20_Font"><text:span text:style-name="T1">internet</text:span></text:span><text:span text:style-name="Default_20_Paragraph_20_Font"><text:span text:style-name="T1"> - </text:span></text:span><text:span text:style-name="Default_20_Paragraph_20_Font"><text:span text:style-name="T1">Yes</text:span></text:span><text:span text:style-name="Default_20_Paragraph_20_Font"><text:span text:style-name="T1">:________________)</text:span></text:span></text:p>
      <text:p text:style-name="P1"><text:span text:style-name="Default_20_Paragraph_20_Font"><text:span text:style-name="T1">Could you make a list of all the files in a directory, that make reference to the file “mydata.dat”. (No idea - Could probably do it with the help of the </text:span></text:span><text:change-start text:change-id="ct65949792"/><text:span text:style-name="Default_20_Paragraph_20_Font"><text:span text:style-name="T8">Internet</text:span></text:span><text:change-end text:change-id="ct65949792"/><text:change text:change-id="ct32036464"/><text:span text:style-name="Default_20_Paragraph_20_Font"><text:span text:style-name="T1"> - Yes:_________________)</text:span></text:span></text:p>
      <text:p text:style-name="P7"/>
      <text:p text:style-name="P10"><text:bookmark-start text:name="h.1rc2ar4gvq3"/><text:span text:style-name="Default_20_Paragraph_20_Font"><text:span text:style-name="T10">Scripting</text:span></text:span><text:bookmark-end text:name="h.1rc2ar4gvq3"/><text:span text:style-name="Default_20_Paragraph_20_Font"><text:span text:style-name="T10">:</text:span></text:span></text:p>
      <text:p text:style-name="P1"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experimental</text:span></text:span><text:span text:style-name="Default_20_Paragraph_20_Font"><text:span text:style-name="T1"> </text:span></text:span><text:span text:style-name="Default_20_Paragraph_20_Font"><text:span text:style-name="T1">colleagues</text:span></text:span><text:span text:style-name="Default_20_Paragraph_20_Font"><text:span text:style-name="T1"> </text:span></text:span><text:span text:style-name="Default_20_Paragraph_20_Font"><text:span text:style-name="T1">provides</text:span></text:span><text:span text:style-name="Default_20_Paragraph_20_Font"><text:span text:style-name="T1"> </text:span></text:span><text:span text:style-name="Default_20_Paragraph_20_Font"><text:span text:style-name="T1">genetic</text:span></text:span><text:span text:style-name="Default_20_Paragraph_20_Font"><text:span text:style-name="T1"> </text:span></text:span><text:span text:style-name="Default_20_Paragraph_20_Font"><text:span text:style-name="T1">data</text:span></text:span><text:span text:style-name="Default_20_Paragraph_20_Font"><text:span text:style-name="T1"> </text:span></text:span><text:span text:style-name="Default_20_Paragraph_20_Font"><text:span text:style-name="T1">for</text:span></text:span><text:span text:style-name="Default_20_Paragraph_20_Font"><text:span text:style-name="T1"> </text:span></text:span><text:span text:style-name="Default_20_Paragraph_20_Font"><text:span text:style-name="T1">some</text:span></text:span><text:span text:style-name="Default_20_Paragraph_20_Font"><text:span text:style-name="T1"> </text:span></text:span><text:span text:style-name="Default_20_Paragraph_20_Font"><text:span text:style-name="T1">measurements</text:span></text:span><text:span text:style-name="Default_20_Paragraph_20_Font"><text:span text:style-name="T1"> </text:span></text:span><text:span text:style-name="Default_20_Paragraph_20_Font"><text:span text:style-name="T1">i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file</text:span></text:span><text:span text:style-name="Default_20_Paragraph_20_Font"><text:span text:style-name="T1"> </text:span></text:span><text:span text:style-name="Default_20_Paragraph_20_Font"><text:span text:style-name="T1">format</text:span></text:span><text:span text:style-name="Default_20_Paragraph_20_Font"><text:span text:style-name="T1">, </text:span></text:span><text:span text:style-name="Default_20_Paragraph_20_Font"><text:span text:style-name="T1">where</text:span></text:span><text:span text:style-name="Default_20_Paragraph_20_Font"><text:span text:style-name="T1"> </text:span></text:span><text:span text:style-name="Default_20_Paragraph_20_Font"><text:span text:style-name="T1">each</text:span></text:span><text:span text:style-name="Default_20_Paragraph_20_Font"><text:span text:style-name="T1"> </text:span></text:span><text:span text:style-name="Default_20_Paragraph_20_Font"><text:span text:style-name="T1">line</text:span></text:span><text:span text:style-name="Default_20_Paragraph_20_Font"><text:span text:style-name="T1"> </text:span></text:span><text:span text:style-name="Default_20_Paragraph_20_Font"><text:span text:style-name="T1">looks</text:span></text:span><text:span text:style-name="Default_20_Paragraph_20_Font"><text:span text:style-name="T1"> </text:span></text:span><text:span text:style-name="Default_20_Paragraph_20_Font"><text:span text:style-name="T1">like</text:span></text:span><text:span text:style-name="Default_20_Paragraph_20_Font"><text:span text:style-name="T1">:<text:line-break/></text:span></text:span><text:span text:style-name="Default_20_Paragraph_20_Font"><text:span text:style-name="T1">ATAAATAGTAGGTGAAAT</text:span></text:span><text:span text:style-name="Default_20_Paragraph_20_Font"><text:span text:style-name="T1">: </text:span></text:span><text:span text:style-name="Default_20_Paragraph_20_Font"><text:span text:style-name="T1">False</text:span></text:span></text:p>
      <text:p text:style-name="P1"><text:span text:style-name="Default_20_Paragraph_20_Font"><text:span text:style-name="T1">TAAGTAGAAATAGTAGTT</text:span></text:span><text:span text:style-name="Default_20_Paragraph_20_Font"><text:span text:style-name="T1">: </text:span></text:span><text:span text:style-name="Default_20_Paragraph_20_Font"><text:span text:style-name="T1">True</text:span></text:span></text:p>
      <text:p text:style-name="P1"><text:span text:style-name="Default_20_Paragraph_20_Font"><text:span text:style-name="T1">They give you a list of subsequences, eg (ATTGA) and are interested to know which subsequences lead to </text:span></text:span><text:change-start text:change-id="ct66108048"/><text:span text:style-name="Default_20_Paragraph_20_Font"><text:span text:style-name="T8">successes</text:span></text:span><text:change-end text:change-id="ct66108048"/><text:change text:change-id="ct59197968"/><text:span text:style-name="Default_20_Paragraph_20_Font"><text:span text:style-name="T1"> or failures. Would you be able to write a small script to do this?</text:span></text:span></text:p>
      <text:p text:style-name="P1"><text:span text:style-name="Default_20_Paragraph_20_Font"><text:span text:style-name="T1">(No idea - Could do with the help of the </text:span></text:span><text:change-start text:change-id="ct70664768"/><text:span text:style-name="Default_20_Paragraph_20_Font"><text:span text:style-name="T8">Internet</text:span></text:span><text:change-end text:change-id="ct70664768"/><text:change text:change-id="ct57578752"/><text:span text:style-name="Default_20_Paragraph_20_Font"><text:span text:style-name="T1"> - Yes:________________)</text:span></text:span></text:p>
      <text:p text:style-name="P1"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going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ru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long</text:span></text:span><text:span text:style-name="Default_20_Paragraph_20_Font"><text:span text:style-name="T1">(-</text:span></text:span><text:span text:style-name="Default_20_Paragraph_20_Font"><text:span text:style-name="T1">ish</text:span></text:span><text:span text:style-name="Default_20_Paragraph_20_Font"><text:span text:style-name="T1">) </text:span></text:span><text:span text:style-name="Default_20_Paragraph_20_Font"><text:span text:style-name="T1">simulation</text:span></text:span><text:span text:style-name="Default_20_Paragraph_20_Font"><text:span text:style-name="T1">; </text:span></text:span><text:span text:style-name="Default_20_Paragraph_20_Font"><text:span text:style-name="T1">would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be</text:span></text:span><text:span text:style-name="Default_20_Paragraph_20_Font"><text:span text:style-name="T1"> </text:span></text:span><text:span text:style-name="Default_20_Paragraph_20_Font"><text:span text:style-name="T1">happy</text:span></text:span><text:span text:style-name="Default_20_Paragraph_20_Font"><text:span text:style-name="T1"> </text:span></text:span><text:span text:style-name="Default_20_Paragraph_20_Font"><text:span text:style-name="T1">launching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</text:span></text:span><text:span text:style-name="Default_20_Paragraph_20_Font"><text:span text:style-name="T1">on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remote</text:span></text:span><text:span text:style-name="Default_20_Paragraph_20_Font"><text:span text:style-name="T1"> </text:span></text:span><text:span text:style-name="Default_20_Paragraph_20_Font"><text:span text:style-name="T1">computer</text:span></text:span><text:span text:style-name="Default_20_Paragraph_20_Font"><text:span text:style-name="T1">? (</text:span></text:span><text:span text:style-name="Default_20_Paragraph_20_Font"><text:span text:style-name="T1">Yes</text:span></text:span><text:span text:style-name="Default_20_Paragraph_20_Font"><text:span text:style-name="T1"> - </text:span></text:span><text:span text:style-name="Default_20_Paragraph_20_Font"><text:span text:style-name="T1">No</text:span></text:span><text:span text:style-name="Default_20_Paragraph_20_Font"><text:span text:style-name="T1">)</text:span></text:span></text:p>
      <text:p text:style-name="P7"/>
      <text:p text:style-name="P11"><text:bookmark-start text:name="h.96xj35jbgkum"/><text:span text:style-name="Default_20_Paragraph_20_Font"><text:span text:style-name="T10">Version</text:span></text:span><text:bookmark-end text:name="h.96xj35jbgkum"/><text:span text:style-name="Default_20_Paragraph_20_Font"><text:span text:style-name="T10"> </text:span></text:span><text:span text:style-name="Default_20_Paragraph_20_Font"><text:span text:style-name="T10">Control</text:span></text:span><text:span text:style-name="Default_20_Paragraph_20_Font"><text:span text:style-name="T10">:</text:span></text:span></text:p>
      <text:p text:style-name="P1"><text:span text:style-name="Default_20_Paragraph_20_Font"><text:span text:style-name="T1">If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were</text:span></text:span><text:span text:style-name="Default_20_Paragraph_20_Font"><text:span text:style-name="T1"> </text:span></text:span><text:span text:style-name="Default_20_Paragraph_20_Font"><text:span text:style-name="T1">asked</text:span></text:span><text:span text:style-name="Default_20_Paragraph_20_Font"><text:span text:style-name="T1"> </text:span></text:span><text:span text:style-name="Default_20_Paragraph_20_Font"><text:span text:style-name="T1">your</text:span></text:span><text:span text:style-name="Default_20_Paragraph_20_Font"><text:span text:style-name="T1"> </text:span></text:span><text:span text:style-name="Default_20_Paragraph_20_Font"><text:span text:style-name="T1">opinions</text:span></text:span><text:span text:style-name="Default_20_Paragraph_20_Font"><text:span text:style-name="T1"> </text:span></text:span><text:span text:style-name="Default_20_Paragraph_20_Font"><text:span text:style-name="T1">about</text:span></text:span><text:span text:style-name="Default_20_Paragraph_20_Font"><text:span text:style-name="T1"> </text:span></text:span><text:span text:style-name="Default_20_Paragraph_20_Font"><text:span text:style-name="T1">version</text:span></text:span><text:span text:style-name="Default_20_Paragraph_20_Font"><text:span text:style-name="T1"> </text:span></text:span><text:span text:style-name="Default_20_Paragraph_20_Font"><text:span text:style-name="T1">control</text:span></text:span><text:span text:style-name="Default_20_Paragraph_20_Font"><text:span text:style-name="T1">, </text:span></text:span><text:span text:style-name="Default_20_Paragraph_20_Font"><text:span text:style-name="T1">would</text:span></text:span><text:span text:style-name="Default_20_Paragraph_20_Font"><text:span text:style-name="T1"> </text:span></text:span><text:span text:style-name="Default_20_Paragraph_20_Font"><text:span text:style-name="T1">reply</text:span></text:span><text:span text:style-name="Default_20_Paragraph_20_Font"><text:span text:style-name="T1">:</text:span></text:span></text:p>
      <text:list xml:id="list1531428110" text:style-name="LS1">
        <text:list-item>
          <text:p text:style-name="P17"><text:span text:style-name="Default_20_Paragraph_20_Font"><text:span text:style-name="T1">“</text:span></text:span><text:span text:style-name="Default_20_Paragraph_20_Font"><text:span text:style-name="T1">What</text:span></text:span><text:span text:style-name="Default_20_Paragraph_20_Font"><text:span text:style-name="T1"> </text:span></text:span><text:span text:style-name="Default_20_Paragraph_20_Font"><text:span text:style-name="T1">is</text:span></text:span><text:span text:style-name="Default_20_Paragraph_20_Font"><text:span text:style-name="T1"> </text:span></text:span><text:span text:style-name="Default_20_Paragraph_20_Font"><text:span text:style-name="T1">version</text:span></text:span><text:span text:style-name="Default_20_Paragraph_20_Font"><text:span text:style-name="T1"> </text:span></text:span><text:span text:style-name="Default_20_Paragraph_20_Font"><text:span text:style-name="T1">control</text:span></text:span><text:span text:style-name="Default_20_Paragraph_20_Font"><text:span text:style-name="T1">?”</text:span></text:span></text:p>
        </text:list-item>
        <text:list-item>
          <text:p text:style-name="P17"><text:span text:style-name="Default_20_Paragraph_20_Font"><text:span text:style-name="T1">“I used svn once on a project, but found the whole thing a bit of a hassle, so don</text:span></text:span><text:change-start text:change-id="ct73405760"/><text:span text:style-name="Default_20_Paragraph_20_Font"><text:span text:style-name="T27">'</text:span></text:span><text:change-end text:change-id="ct73405760"/><text:span text:style-name="Default_20_Paragraph_20_Font"><text:span text:style-name="T1">t bother anymore”</text:span></text:span></text:p>
        </text:list-item>
        <text:list-item>
          <text:p text:style-name="P17"><text:soft-page-break/><text:span text:style-name="Default_20_Paragraph_20_Font"><text:span text:style-name="T1">“My entire life is stored in mercurial/git, I don</text:span></text:span><text:change-start text:change-id="ct68875984"/><text:span text:style-name="Default_20_Paragraph_20_Font"><text:span text:style-name="T27">'</text:span></text:span><text:change-end text:change-id="ct68875984"/><text:span text:style-name="Default_20_Paragraph_20_Font"><text:span text:style-name="T1">t understand how/why people don</text:span></text:span><text:change-start text:change-id="ct68960704"/><text:span text:style-name="Default_20_Paragraph_20_Font"><text:span text:style-name="T27">'</text:span></text:span><text:change-end text:change-id="ct68960704"/><text:span text:style-name="Default_20_Paragraph_20_Font"><text:span text:style-name="T1">t use them.”</text:span></text:span></text:p>
        </text:list-item>
      </text:list>
      <text:p text:style-name="P7"/>
      <text:p text:style-name="P12"><text:bookmark-start text:name="h.2j6n0t8w8y66"/><text:span text:style-name="Default_20_Paragraph_20_Font"><text:span text:style-name="T10">Making</text:span></text:span><text:bookmark-end text:name="h.2j6n0t8w8y66"/><text:span text:style-name="Default_20_Paragraph_20_Font"><text:span text:style-name="T10"> </text:span></text:span><text:span text:style-name="Default_20_Paragraph_20_Font"><text:span text:style-name="T10">Documents</text:span></text:span><text:span text:style-name="Default_20_Paragraph_20_Font"><text:span text:style-name="T10"> &amp; </text:span></text:span><text:span text:style-name="Default_20_Paragraph_20_Font"><text:span text:style-name="T10">Posters</text:span></text:span><text:span text:style-name="Default_20_Paragraph_20_Font"><text:span text:style-name="T10">:</text:span></text:span></text:p>
      <text:p text:style-name="P7"/>
      <text:p text:style-name="P1"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have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writ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thesis</text:span></text:span><text:span text:style-name="Default_20_Paragraph_20_Font"><text:span text:style-name="T1">, </text:span></text:span><text:span text:style-name="Default_20_Paragraph_20_Font"><text:span text:style-name="T1">tomorrow</text:span></text:span><text:span text:style-name="Default_20_Paragraph_20_Font"><text:span text:style-name="T1">,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lots</text:span></text:span><text:span text:style-name="Default_20_Paragraph_20_Font"><text:span text:style-name="T1"> </text:span></text:span><text:span text:style-name="Default_20_Paragraph_20_Font"><text:span text:style-name="T1">of</text:span></text:span><text:span text:style-name="Default_20_Paragraph_20_Font"><text:span text:style-name="T1"> </text:span></text:span><text:span text:style-name="Default_20_Paragraph_20_Font"><text:span text:style-name="T1">equations</text:span></text:span><text:span text:style-name="Default_20_Paragraph_20_Font"><text:span text:style-name="T1"> </text:span></text:span><text:span text:style-name="Default_20_Paragraph_20_Font"><text:span text:style-name="T1">and</text:span></text:span><text:span text:style-name="Default_20_Paragraph_20_Font"><text:span text:style-name="T1"> </text:span></text:span><text:span text:style-name="Default_20_Paragraph_20_Font"><text:span text:style-name="T1">figures</text:span></text:span><text:span text:style-name="Default_20_Paragraph_20_Font"><text:span text:style-name="T1">. </text:span></text:span><text:span text:style-name="Default_20_Paragraph_20_Font"><text:span text:style-name="T1">Which</text:span></text:span><text:span text:style-name="Default_20_Paragraph_20_Font"><text:span text:style-name="T1"> </text:span></text:span><text:span text:style-name="Default_20_Paragraph_20_Font"><text:span text:style-name="T1">software</text:span></text:span><text:span text:style-name="Default_20_Paragraph_20_Font"><text:span text:style-name="T1"> </text:span></text:span><text:span text:style-name="Default_20_Paragraph_20_Font"><text:span text:style-name="T1">would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choose</text:span></text:span><text:span text:style-name="Default_20_Paragraph_20_Font"><text:span text:style-name="T1">?</text:span></text:span></text:p>
      <text:list xml:id="list913748247" text:style-name="LS2">
        <text:list-item>
          <text:p text:style-name="P18"><text:span text:style-name="Default_20_Paragraph_20_Font"><text:span text:style-name="T1">“</text:span></text:span><text:span text:style-name="Default_20_Paragraph_20_Font"><text:span text:style-name="T1">Ill</text:span></text:span><text:span text:style-name="Default_20_Paragraph_20_Font"><text:span text:style-name="T1"> </text:span></text:span><text:span text:style-name="Default_20_Paragraph_20_Font"><text:span text:style-name="T1">stick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Word</text:span></text:span><text:span text:style-name="Default_20_Paragraph_20_Font"><text:span text:style-name="T1">/</text:span></text:span><text:span text:style-name="Default_20_Paragraph_20_Font"><text:span text:style-name="T1">OpenOffice</text:span></text:span><text:span text:style-name="Default_20_Paragraph_20_Font"><text:span text:style-name="T1">, </text:span></text:span><text:span text:style-name="Default_20_Paragraph_20_Font"><text:span text:style-name="T1">I</text:span></text:span><text:span text:style-name="Default_20_Paragraph_20_Font"><text:span text:style-name="T1">’</text:span></text:span><text:span text:style-name="Default_20_Paragraph_20_Font"><text:span text:style-name="T1">ve</text:span></text:span><text:span text:style-name="Default_20_Paragraph_20_Font"><text:span text:style-name="T1"> </text:span></text:span><text:span text:style-name="Default_20_Paragraph_20_Font"><text:span text:style-name="T1">never</text:span></text:span><text:span text:style-name="Default_20_Paragraph_20_Font"><text:span text:style-name="T1"> </text:span></text:span><text:span text:style-name="Default_20_Paragraph_20_Font"><text:span text:style-name="T1">used</text:span></text:span><text:span text:style-name="Default_20_Paragraph_20_Font"><text:span text:style-name="T1"> </text:span></text:span><text:span text:style-name="Default_20_Paragraph_20_Font"><text:span text:style-name="T1">anything</text:span></text:span><text:span text:style-name="Default_20_Paragraph_20_Font"><text:span text:style-name="T1"> </text:span></text:span><text:span text:style-name="Default_20_Paragraph_20_Font"><text:span text:style-name="T1">else</text:span></text:span><text:span text:style-name="Default_20_Paragraph_20_Font"><text:span text:style-name="T1">’</text:span></text:span></text:p>
        </text:list-item>
        <text:list-item>
          <text:p text:style-name="P18"><text:span text:style-name="Default_20_Paragraph_20_Font"><text:span text:style-name="T1">“</text:span></text:span><text:span text:style-name="Default_20_Paragraph_20_Font"><text:span text:style-name="T1">I</text:span></text:span><text:span text:style-name="Default_20_Paragraph_20_Font"><text:span text:style-name="T1">’</text:span></text:span><text:span text:style-name="Default_20_Paragraph_20_Font"><text:span text:style-name="T1">d</text:span></text:span><text:span text:style-name="Default_20_Paragraph_20_Font"><text:span text:style-name="T1"> </text:span></text:span><text:span text:style-name="Default_20_Paragraph_20_Font"><text:span text:style-name="T1">use</text:span></text:span><text:span text:style-name="Default_20_Paragraph_20_Font"><text:span text:style-name="T1"> </text:span></text:span><text:span text:style-name="Default_20_Paragraph_20_Font"><text:span text:style-name="T1">Lyx</text:span></text:span><text:span text:style-name="Default_20_Paragraph_20_Font"><text:span text:style-name="T1">.”</text:span></text:span></text:p>
        </text:list-item>
        <text:list-item>
          <text:p text:style-name="P18"><text:span text:style-name="Default_20_Paragraph_20_Font"><text:span text:style-name="T1">“</text:span></text:span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am</text:span></text:span><text:span text:style-name="Default_20_Paragraph_20_Font"><text:span text:style-name="T1"> </text:span></text:span><text:span text:style-name="Default_20_Paragraph_20_Font"><text:span text:style-name="T1">happy</text:span></text:span><text:span text:style-name="Default_20_Paragraph_20_Font"><text:span text:style-name="T1"> </text:span></text:span><text:span text:style-name="Default_20_Paragraph_20_Font"><text:span text:style-name="T1">using</text:span></text:span><text:span text:style-name="Default_20_Paragraph_20_Font"><text:span text:style-name="T1"> </text:span></text:span><text:span text:style-name="Default_20_Paragraph_20_Font"><text:span text:style-name="T1">Latex</text:span></text:span><text:span text:style-name="Default_20_Paragraph_20_Font"><text:span text:style-name="T1">” </text:span></text:span></text:p>
        </text:list-item>
      </text:list>
      <text:p text:style-name="P7"/>
      <text:p text:style-name="P1"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want</text:span></text:span><text:span text:style-name="Default_20_Paragraph_20_Font"><text:span text:style-name="T1"> </text:span></text:span><text:span text:style-name="Default_20_Paragraph_20_Font"><text:span text:style-name="T1">to</text:span></text:span><text:span text:style-name="Default_20_Paragraph_20_Font"><text:span text:style-name="T1"> </text:span></text:span><text:span text:style-name="Default_20_Paragraph_20_Font"><text:span text:style-name="T1">make</text:span></text:span><text:span text:style-name="Default_20_Paragraph_20_Font"><text:span text:style-name="T1"> </text:span></text:span><text:span text:style-name="Default_20_Paragraph_20_Font"><text:span text:style-name="T1">a</text:span></text:span><text:span text:style-name="Default_20_Paragraph_20_Font"><text:span text:style-name="T1"> </text:span></text:span><text:span text:style-name="Default_20_Paragraph_20_Font"><text:span text:style-name="T1">large</text:span></text:span><text:span text:style-name="Default_20_Paragraph_20_Font"><text:span text:style-name="T1"> </text:span></text:span><text:span text:style-name="Default_20_Paragraph_20_Font"><text:span text:style-name="T1">poster</text:span></text:span><text:span text:style-name="Default_20_Paragraph_20_Font"><text:span text:style-name="T1">; </text:span></text:span><text:span text:style-name="Default_20_Paragraph_20_Font"><text:span text:style-name="T1">are</text:span></text:span><text:span text:style-name="Default_20_Paragraph_20_Font"><text:span text:style-name="T1"> </text:span></text:span><text:span text:style-name="Default_20_Paragraph_20_Font"><text:span text:style-name="T1">you</text:span></text:span><text:span text:style-name="Default_20_Paragraph_20_Font"><text:span text:style-name="T1"> </text:span></text:span><text:span text:style-name="Default_20_Paragraph_20_Font"><text:span text:style-name="T1">happy</text:span></text:span><text:span text:style-name="Default_20_Paragraph_20_Font"><text:span text:style-name="T1"> </text:span></text:span><text:span text:style-name="Default_20_Paragraph_20_Font"><text:span text:style-name="T1">with</text:span></text:span><text:span text:style-name="Default_20_Paragraph_20_Font"><text:span text:style-name="T1"> </text:span></text:span><text:span text:style-name="Default_20_Paragraph_20_Font"><text:span text:style-name="T1">generating</text:span></text:span><text:span text:style-name="Default_20_Paragraph_20_Font"><text:span text:style-name="T1"> </text:span></text:span><text:span text:style-name="Default_20_Paragraph_20_Font"><text:span text:style-name="T1">figures</text:span></text:span><text:span text:style-name="Default_20_Paragraph_20_Font"><text:span text:style-name="T1"> </text:span></text:span><text:span text:style-name="Default_20_Paragraph_20_Font"><text:span text:style-name="T1">that</text:span></text:span><text:span text:style-name="Default_20_Paragraph_20_Font"><text:span text:style-name="T1"> </text:span></text:span><text:span text:style-name="Default_20_Paragraph_20_Font"><text:span text:style-name="T1">will</text:span></text:span><text:span text:style-name="Default_20_Paragraph_20_Font"><text:span text:style-name="T1"> </text:span></text:span><text:span text:style-name="Default_20_Paragraph_20_Font"><text:span text:style-name="T1">scale</text:span></text:span><text:span text:style-name="Default_20_Paragraph_20_Font"><text:span text:style-name="T1"> </text:span></text:span><text:span text:style-name="Default_20_Paragraph_20_Font"><text:span text:style-name="T1">well</text:span></text:span><text:span text:style-name="Default_20_Paragraph_20_Font"><text:span text:style-name="T1"> (</text:span></text:span><text:span text:style-name="Default_20_Paragraph_20_Font"><text:span text:style-name="T1">vector</text:span></text:span><text:span text:style-name="Default_20_Paragraph_20_Font"><text:span text:style-name="T1"> </text:span></text:span><text:span text:style-name="Default_20_Paragraph_20_Font"><text:span text:style-name="T1">images</text:span></text:span><text:span text:style-name="Default_20_Paragraph_20_Font"><text:span text:style-name="T1">)? (</text:span></text:span><text:span text:style-name="Default_20_Paragraph_20_Font"><text:span text:style-name="T1">No</text:span></text:span><text:span text:style-name="Default_20_Paragraph_20_Font"><text:span text:style-name="T1"> </text:span></text:span><text:span text:style-name="Default_20_Paragraph_20_Font"><text:span text:style-name="T1">idea</text:span></text:span><text:span text:style-name="Default_20_Paragraph_20_Font"><text:span text:style-name="T1"> - </text:span></text:span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reckon</text:span></text:span><text:span text:style-name="Default_20_Paragraph_20_Font"><text:span text:style-name="T1"> </text:span></text:span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could</text:span></text:span><text:span text:style-name="Default_20_Paragraph_20_Font"><text:span text:style-name="T1"> </text:span></text:span><text:span text:style-name="Default_20_Paragraph_20_Font"><text:span text:style-name="T1">do</text:span></text:span><text:span text:style-name="Default_20_Paragraph_20_Font"><text:span text:style-name="T1"> </text:span></text:span><text:span text:style-name="Default_20_Paragraph_20_Font"><text:span text:style-name="T1">it</text:span></text:span><text:span text:style-name="Default_20_Paragraph_20_Font"><text:span text:style-name="T1"> - </text:span></text:span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am</text:span></text:span><text:span text:style-name="Default_20_Paragraph_20_Font"><text:span text:style-name="T1"> </text:span></text:span><text:span text:style-name="Default_20_Paragraph_20_Font"><text:span text:style-name="T1">confident</text:span></text:span><text:span text:style-name="Default_20_Paragraph_20_Font"><text:span text:style-name="T1">)</text:span></text:span></text:p>
      <text:p text:style-name="P7"/>
      <text:p text:style-name="P13"><text:bookmark-start text:name="h.1q2es57b13au"/><text:span text:style-name="Default_20_Paragraph_20_Font"><text:span text:style-name="T10">Installing</text:span></text:span><text:bookmark-end text:name="h.1q2es57b13au"/><text:span text:style-name="Default_20_Paragraph_20_Font"><text:span text:style-name="T10"> </text:span></text:span><text:span text:style-name="Default_20_Paragraph_20_Font"><text:span text:style-name="T10">Programs</text:span></text:span><text:span text:style-name="Default_20_Paragraph_20_Font"><text:span text:style-name="T10"> </text:span></text:span><text:span text:style-name="Default_20_Paragraph_20_Font"><text:span text:style-name="T10">and</text:span></text:span><text:span text:style-name="Default_20_Paragraph_20_Font"><text:span text:style-name="T10"> </text:span></text:span><text:span text:style-name="Default_20_Paragraph_20_Font"><text:span text:style-name="T10">Libraries</text:span></text:span><text:span text:style-name="Default_20_Paragraph_20_Font"><text:span text:style-name="T10">:</text:span></text:span></text:p>
      <text:p text:style-name="P1"><text:span text:style-name="Default_20_Paragraph_20_Font"><text:span text:style-name="T1">I</text:span></text:span><text:span text:style-name="Default_20_Paragraph_20_Font"><text:span text:style-name="T1"> </text:span></text:span><text:span text:style-name="Default_20_Paragraph_20_Font"><text:span text:style-name="T1">know</text:span></text:span><text:span text:style-name="Default_20_Paragraph_20_Font"><text:span text:style-name="T1"> </text:span></text:span><text:span text:style-name="Default_20_Paragraph_20_Font"><text:span text:style-name="T1">what</text:span></text:span><text:span text:style-name="Default_20_Paragraph_20_Font"><text:span text:style-name="T1"> $</text:span></text:span><text:span text:style-name="Default_20_Paragraph_20_Font"><text:span text:style-name="T1">PATH</text:span></text:span><text:span text:style-name="Default_20_Paragraph_20_Font"><text:span text:style-name="T1"> </text:span></text:span><text:span text:style-name="Default_20_Paragraph_20_Font"><text:span text:style-name="T1">does</text:span></text:span><text:span text:style-name="Default_20_Paragraph_20_Font"><text:span text:style-name="T1"> (</text:span></text:span><text:span text:style-name="Default_20_Paragraph_20_Font"><text:span text:style-name="T1">Yes</text:span></text:span><text:span text:style-name="Default_20_Paragraph_20_Font"><text:span text:style-name="T1"> - </text:span></text:span><text:span text:style-name="Default_20_Paragraph_20_Font"><text:span text:style-name="T1">No</text:span></text:span><text:span text:style-name="Default_20_Paragraph_20_Font"><text:span text:style-name="T1">)</text:span></text:span></text:p>
      <text:p text:style-name="P1"><text:span text:style-name="Default_20_Paragraph_20_Font"><text:span text:style-name="T1">You have just downloaded the </text:span></text:span><text:change-start text:change-id="ct73708624"/><text:span text:style-name="Default_20_Paragraph_20_Font"><text:span text:style-name="T8">latest</text:span></text:span><text:change-end text:change-id="ct73708624"/><text:change text:change-id="ct68859056"/><text:span text:style-name="Default_20_Paragraph_20_Font"><text:span text:style-name="T1"> brain-simulator from the </text:span></text:span><text:change-start text:change-id="ct57575920"/><text:span text:style-name="Default_20_Paragraph_20_Font"><text:span text:style-name="T2">Internet.</text:span></text:span><text:change-end text:change-id="ct57575920"/><text:change text:change-id="ct72591760"/><text:span text:style-name="Default_20_Paragraph_20_Font"><text:span text:style-name="T1">, but it comes as a source-tarball. Would you feel confident with the following instructions? ./configure, make, make install? ( Yes - No )</text:span></text:span></text:p>
      <text:p text:style-name="P7"/>
      <text:p text:style-name="P14"><text:bookmark-start text:name="h.wdajrnxne68b"/><text:span text:style-name="Default_20_Paragraph_20_Font"><text:span text:style-name="T10">Programming</text:span></text:span><text:bookmark-end text:name="h.wdajrnxne68b"/><text:span text:style-name="Default_20_Paragraph_20_Font"><text:span text:style-name="T10"> </text:span></text:span><text:span text:style-name="Default_20_Paragraph_20_Font"><text:span text:style-name="T10">and</text:span></text:span><text:span text:style-name="Default_20_Paragraph_20_Font"><text:span text:style-name="T10"> </text:span></text:span><text:span text:style-name="Default_20_Paragraph_20_Font"><text:span text:style-name="T10">Software</text:span></text:span><text:span text:style-name="Default_20_Paragraph_20_Font"><text:span text:style-name="T10"> </text:span></text:span><text:span text:style-name="Default_20_Paragraph_20_Font"><text:span text:style-name="T10">Architecture</text:span></text:span><text:span text:style-name="Default_20_Paragraph_20_Font"><text:span text:style-name="T10">:</text:span></text:span></text:p>
      <text:p text:style-name="P7"/>
      <text:list xml:id="list1097114858" text:continue-list="list913335424" text:style-name="LS3">
        <text:list-item>
          <text:p text:style-name="P20"><text:change text:change-id="ct59560320"/><text:change-start text:change-id="ct70705392"/><text:span text:style-name="Default_20_Paragraph_20_Font"><text:span text:style-name="T11">Scripts:</text:span></text:span></text:p>
          <text:list>
            <text:list-item>
              <text:p text:style-name="P20"><text:change-start text:change-id="ct69252912"/><text:span text:style-name="Default_20_Paragraph_20_Font"><text:span text:style-name="T12">I</text:span></text:span><text:change-end text:change-id="ct69252912"/><text:span text:style-name="Default_20_Paragraph_20_Font"><text:span text:style-name="T11"> </text:span></text:span><text:change-end text:change-id="ct70705392"/><text:change-start text:change-id="ct55055120"/><text:span text:style-name="Default_20_Paragraph_20_Font"><text:span text:style-name="T11">do most of the tasks manually ( )</text:span></text:span></text:p>
            </text:list-item>
            <text:list-item>
              <text:p text:style-name="P20"><text:change-end text:change-id="ct55055120"/><text:change-start text:change-id="ct70704160"/><text:change-start text:change-id="ct73621312"/><text:span text:style-name="Default_20_Paragraph_20_Font"><text:span text:style-name="T12">I</text:span></text:span><text:change-end text:change-id="ct73621312"/><text:span text:style-name="Default_20_Paragraph_20_Font"><text:span text:style-name="T11"> </text:span></text:span><text:change-end text:change-id="ct70704160"/><text:change-start text:change-id="ct67055568"/><text:span text:style-name="Default_20_Paragraph_20_Font"><text:span text:style-name="T11">wrote just a few scripts in my life ( )</text:span></text:span></text:p>
            </text:list-item>
            <text:list-item>
              <text:p text:style-name="P3"><text:change-start text:change-id="ct70695728"/><text:span text:style-name="Default_20_Paragraph_20_Font"><text:span text:style-name="T4">I</text:span></text:span><text:change-end text:change-id="ct67055568"/><text:change-end text:change-id="ct70695728"/><text:change-start text:change-id="ct71852672"/><text:span text:style-name="Default_20_Paragraph_20_Font"><text:span text:style-name="T4">'m trying to automate every part of my research ( )</text:span></text:span><text:change-end text:change-id="ct71852672"/><text:change text:change-id="ct70700912"/><text:change-start text:change-id="ct70705728"/><text:span text:style-name="Default_20_Paragraph_20_Font"><text:span text:style-name="T2">Classes:</text:span></text:span><text:change-end text:change-id="ct70705728"/><text:change-start text:change-id="ct69114816"/></text:p>
            </text:list-item>
            <text:list-item>
              <text:p text:style-name="P3"><text:change-end text:change-id="ct69114816"/><text:change text:change-id="ct70718384"/><text:change-start text:change-id="ct69295120"/><text:span text:style-name="Default_20_Paragraph_20_Font"><text:span text:style-name="T2">I know what a class is, but never used it ( )</text:span></text:span></text:p>
            </text:list-item>
            <text:list-item>
              <text:p text:style-name="P3"><text:change-start text:change-id="ct70729616"/><text:span text:style-name="Default_20_Paragraph_20_Font"><text:span text:style-name="T4">I</text:span></text:span><text:change-end text:change-id="ct70729616"/><text:span text:style-name="Default_20_Paragraph_20_Font"><text:span text:style-name="T2"> </text:span></text:span><text:change-end text:change-id="ct69295120"/><text:change-start text:change-id="ct70750832"/><text:span text:style-name="Default_20_Paragraph_20_Font"><text:span text:style-name="T2">used classes in non scientific software only ( )</text:span></text:span></text:p>
            </text:list-item>
            <text:list-item>
              <text:p text:style-name="P3"><text:change-start text:change-id="ct49842736"/><text:span text:style-name="Default_20_Paragraph_20_Font"><text:span text:style-name="T4">I</text:span></text:span><text:change-end text:change-id="ct49842736"/><text:span text:style-name="Default_20_Paragraph_20_Font"><text:span text:style-name="T2"> </text:span></text:span><text:change-end text:change-id="ct70750832"/><text:change-start text:change-id="ct70703120"/><text:span text:style-name="Default_20_Paragraph_20_Font"><text:span text:style-name="T2">often use OOP even for science related code ( )</text:span></text:span></text:p>
            </text:list-item>
          </text:list>
        </text:list-item>
        <text:list-item>
          <text:p text:style-name="P19"><text:span text:style-name="Default_20_Paragraph_20_Font"><text:span text:style-name="T11">The biggest software app</text:span></text:span><text:change-end text:change-id="ct70703120"/><text:change-start text:change-id="ct70730560"/><text:span text:style-name="Default_20_Paragraph_20_Font"><text:span text:style-name="T11">lication </text:span></text:span><text:change-start text:change-id="ct69063536"/><text:span text:style-name="Default_20_Paragraph_20_Font"><text:span text:style-name="T12">I</text:span></text:span><text:change-end text:change-id="ct69063536"/><text:span text:style-name="Default_20_Paragraph_20_Font"><text:span text:style-name="T11"> </text:span></text:span><text:change-end text:change-id="ct70730560"/><text:change-start text:change-id="ct70720336"/><text:span text:style-name="Default_20_Paragraph_20_Font"><text:span text:style-name="T11">developed/participated in developing was approximately: </text:span></text:span><text:change-end text:change-id="ct70720336"/><text:change text:change-id="ct69058512"/><text:change-start text:change-id="ct70736976"/></text:p>
          <text:list>
            <text:list-item>
              <text:p text:style-name="P20"><text:span text:style-name="Default_20_Paragraph_20_Font"><text:span text:style-name="T11">1k lines of code (LOC) ( )</text:span></text:span></text:p>
            </text:list-item>
            <text:list-item>
              <text:p text:style-name="P20"><text:span text:style-name="Default_20_Paragraph_20_Font"><text:span text:style-name="T11">10k LOC ( )</text:span></text:span></text:p>
            </text:list-item>
            <text:list-item>
              <text:p text:style-name="P20"><text:span text:style-name="Default_20_Paragraph_20_Font"><text:span text:style-name="T11">100k LOC ( )</text:span></text:span></text:p>
            </text:list-item>
            <text:list-item>
              <text:p text:style-name="P20"><text:span text:style-name="Default_20_Paragraph_20_Font"><text:span text:style-name="T11">1m </text:span></text:span><text:change-end text:change-id="ct70736976"/><text:change-start text:change-id="ct69325856"/><text:span text:style-name="Default_20_Paragraph_20_Font"><text:span text:style-name="T11">LOC ( )</text:span></text:span></text:p>
            </text:list-item>
          </text:list>
        </text:list-item>
        <text:list-item>
          <text:p text:style-name="P20"><text:span text:style-name="Default_20_Paragraph_20_Font"><text:span text:style-name="T11">Exceptions:</text:span></text:span><text:change-end text:change-id="ct69325856"/><text:change text:change-id="ct72654000"/><text:change-start text:change-id="ct69070272"/></text:p>
          <text:list>
            <text:list-item>
              <text:p text:style-name="P20"><text:change-end text:change-id="ct69070272"/><text:change-start text:change-id="ct67059504"/><text:change-start text:change-id="ct72706048"/><text:span text:style-name="Default_20_Paragraph_20_Font"><text:span text:style-name="T12">I</text:span></text:span><text:change-end text:change-id="ct72706048"/><text:span text:style-name="Default_20_Paragraph_20_Font"><text:span text:style-name="T11"> </text:span></text:span><text:change-end text:change-id="ct67059504"/><text:change-start text:change-id="ct69284576"/><text:span text:style-name="Default_20_Paragraph_20_Font"><text:span text:style-name="T11">know what they are, but </text:span></text:span><text:change-start text:change-id="ct73345328"/><text:span text:style-name="Default_20_Paragraph_20_Font"><text:span text:style-name="T12">I</text:span></text:span><text:change-end text:change-id="ct73345328"/><text:span text:style-name="Default_20_Paragraph_20_Font"><text:span text:style-name="T11"> </text:span></text:span><text:change-end text:change-id="ct69284576"/><text:change-start text:change-id="ct73345984"/><text:span text:style-name="Default_20_Paragraph_20_Font"><text:span text:style-name="T11">don't use them ( )</text:span></text:span></text:p>
            </text:list-item>
            <text:list-item>
              <text:p text:style-name="P20"><text:change-start text:change-id="ct69274640"/><text:span text:style-name="Default_20_Paragraph_20_Font"><text:span text:style-name="T12">I</text:span></text:span><text:change-end text:change-id="ct69274640"/><text:span text:style-name="Default_20_Paragraph_20_Font"><text:span text:style-name="T11"> </text:span></text:span><text:change-end text:change-id="ct73345984"/><text:change-start text:change-id="ct72628816"/><text:span text:style-name="Default_20_Paragraph_20_Font"><text:span text:style-name="T11">use </text:span></text:span><text:change-end text:change-id="ct72628816"/><text:change-start text:change-id="ct73371472"/><text:span text:style-name="Default_20_Paragraph_20_Font"><text:span text:style-name="T11">on a regural basis ( )</text:span></text:span><text:change-end text:change-id="ct73371472"/></text:p>
            </text:list-item>
          </text:list>
        </text:list-item>
        <text:list-item>
          <text:p text:style-name="P19"><text:change text:change-id="ct73384848"/><text:change-start text:change-id="ct72627552"/><text:span text:style-name="Default_20_Paragraph_20_Font"><text:span text:style-name="T11">Unit testing:</text:span></text:span></text:p>
          <text:list>
            <text:list-item>
              <text:p text:style-name="P20"><text:span text:style-name="Default_20_Paragraph_20_Font"><text:span text:style-name="T11">Heard about it ( )</text:span></text:span></text:p>
            </text:list-item>
            <text:list-item>
              <text:p text:style-name="P20"><text:span text:style-name="Default_20_Paragraph_20_Font"><text:span text:style-name="T11">Done it at some point in the past ( )</text:span></text:span></text:p>
            </text:list-item>
            <text:list-item>
              <text:p text:style-name="P20"><text:change-start text:change-id="ct73415424"/><text:soft-page-break/><text:span text:style-name="Default_20_Paragraph_20_Font"><text:span text:style-name="T12">I</text:span></text:span><text:change-end text:change-id="ct72627552"/><text:change-end text:change-id="ct73415424"/><text:change-start text:change-id="ct73418048"/><text:span text:style-name="Default_20_Paragraph_20_Font"><text:span text:style-name="T12">'m writing test</text:span></text:span><text:change-end text:change-id="ct73418048"/><text:change-start text:change-id="ct73436976"/><text:span text:style-name="Default_20_Paragraph_20_Font"><text:span text:style-name="T12">s for most of the code </text:span></text:span><text:change-start text:change-id="ct73435904"/><text:span text:style-name="Default_20_Paragraph_20_Font"><text:span text:style-name="T12">I</text:span></text:span><text:change-end text:change-id="ct73435904"/><text:span text:style-name="Default_20_Paragraph_20_Font"><text:span text:style-name="T12"> </text:span></text:span><text:change-end text:change-id="ct73436976"/><text:change-start text:change-id="ct73419248"/><text:span text:style-name="Default_20_Paragraph_20_Font"><text:span text:style-name="T12">develop ( )</text:span></text:span><text:change-end text:change-id="ct73419248"/></text:p>
            </text:list-item>
          </text:list>
        </text:list-item>
        <text:list-item>
          <text:p text:style-name="P19"><text:change text:change-id="ct69269168"/><text:span text:style-name="Default_20_Paragraph_20_Font"><text:span text:style-name="T1">I know what dependancy management is (have used Make/scons/etc)</text:span></text:span><text:change text:change-id="ct73355552"/><text:change-start text:change-id="ct70619120"/><text:span text:style-name="Default_20_Paragraph_20_Font"><text:span text:style-name="T1"> </text:span></text:span><text:span text:style-name="Default_20_Paragraph_20_Font"><text:span text:style-name="T11">( )</text:span></text:span><text:change-end text:change-id="ct70619120"/></text:p>
        </text:list-item>
        <text:list-item>
          <text:p text:style-name="P19"><text:change text:change-id="ct71872080"/><text:span text:style-name="Default_20_Paragraph_20_Font">I love software engineering theory; I find beauty in design patterns;</text:span><text:change text:change-id="ct37826624"/><text:change-start text:change-id="ct49817456"/><text:span text:style-name="Default_20_Paragraph_20_Font"> </text:span><text:span text:style-name="Default_20_Paragraph_20_Font"><text:span text:style-name="T11">( )</text:span></text:span></text:p>
        </text:list-item>
        <text:list-item>
          <text:p text:style-name="P20"><text:span text:style-name="Default_20_Paragraph_20_Font"><text:span text:style-name="T11">Work experience:</text:span></text:span></text:p>
          <text:list>
            <text:list-item>
              <text:p text:style-name="P20"><text:change-end text:change-id="ct49817456"/><text:change-start text:change-id="ct73436736"/><text:change-start text:change-id="ct69084400"/><text:span text:style-name="Default_20_Paragraph_20_Font"><text:span text:style-name="T12">I</text:span></text:span><text:change-end text:change-id="ct69084400"/><text:span text:style-name="Default_20_Paragraph_20_Font"><text:span text:style-name="T11"> </text:span></text:span><text:change-end text:change-id="ct73436736"/><text:change-start text:change-id="ct73446064"/><text:span text:style-name="Default_20_Paragraph_20_Font"><text:span text:style-name="T11">was never employed as a Software Developer or Tester ( )</text:span></text:span></text:p>
            </text:list-item>
            <text:list-item>
              <text:p text:style-name="P20"><text:change-start text:change-id="ct73439088"/><text:span text:style-name="Default_20_Paragraph_20_Font"><text:span text:style-name="T12">I</text:span></text:span><text:change-end text:change-id="ct73439088"/><text:span text:style-name="Default_20_Paragraph_20_Font"><text:span text:style-name="T11"> </text:span></text:span><text:change-end text:change-id="ct73446064"/><text:change-start text:change-id="ct69659408"/><text:span text:style-name="Default_20_Paragraph_20_Font"><text:span text:style-name="T11">worked as a freelancer ( )</text:span></text:span></text:p>
            </text:list-item>
            <text:list-item>
              <text:p text:style-name="P20"><text:change-start text:change-id="ct69649264"/><text:span text:style-name="Default_20_Paragraph_20_Font"><text:span text:style-name="T12">I</text:span></text:span><text:change-end text:change-id="ct69649264"/><text:span text:style-name="Default_20_Paragraph_20_Font"><text:span text:style-name="T11"> </text:span></text:span><text:change-end text:change-id="ct69659408"/><text:change-start text:change-id="ct69670048"/><text:span text:style-name="Default_20_Paragraph_20_Font"><text:span text:style-name="T11">worked in a small company (less than 30 </text:span></text:span><text:change-end text:change-id="ct69670048"/><text:change-start text:change-id="ct69715248"/><text:span text:style-name="Default_20_Paragraph_20_Font"><text:span text:style-name="T11">devs) ( )</text:span></text:span></text:p>
            </text:list-item>
            <text:list-item>
              <text:p text:style-name="P20"><text:change-start text:change-id="ct69722416"/><text:span text:style-name="Default_20_Paragraph_20_Font"><text:span text:style-name="T12">I</text:span></text:span><text:change-end text:change-id="ct69722416"/><text:span text:style-name="Default_20_Paragraph_20_Font"><text:span text:style-name="T11"> </text:span></text:span><text:change-end text:change-id="ct69715248"/><text:change-start text:change-id="ct69734608"/><text:span text:style-name="Default_20_Paragraph_20_Font"><text:span text:style-name="T11">worked in a big company (more than 30 devs) ( )</text:span></text:span><text:change-end text:change-id="ct69734608"/></text:p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ListStyle" style:family="paragraph" style:parent-style-name="Standard"/>
    <style:style style:name="Style-6" style:family="paragraph" style:parent-style-name="Standard"/>
    <style:style style:name="Style-7" style:family="paragraph" style:parent-style-name="Standard"/>
    <style:style style:name="Style-8" style:family="paragraph" style:parent-style-name="Standard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/>
    <meta:initial-creator/>
    <dc:creator>Chris Gorgolewski</dc:creator>
    <meta:editing-cycles>2</meta:editing-cycles>
    <meta:document-statistic meta:table-count="0" meta:image-count="0" meta:object-count="0" meta:page-count="3" meta:paragraph-count="77" meta:word-count="742" meta:character-count="4019"/>
    <dc:date>2010-11-08T10:28:45</dc:date>
    <meta:editing-duration>PT00H19M30S</meta:editing-duration>
  </office:meta>
</office:document-meta>
</file>